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11.518cm"/>
    </style:style>
    <style:style style:name="co6" style:family="table-column">
      <style:table-column-properties fo:break-before="auto" style:column-width="10.2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3" style:family="table-cell" style:parent-style-name="Default" style:data-style-name="N100">
      <style:table-cell-properties fo:background-color="#f7d1d5" fo:wrap-option="wrap" fo:border="0.06pt solid #000000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f7d1d5" fo:wrap-option="wrap" fo:border="0.06pt solid #000000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Sesión</text:p>
          </table:table-cell>
          <table:table-cell table:style-name="ce1" office:value-type="string" calcext:value-type="string">
            <text:p>Total Sesiones</text:p>
          </table:table-cell>
          <table:table-cell table:style-name="ce1" office:value-type="string" calcext:value-type="string">
            <text:p>Contenido Previsto</text:p>
          </table:table-cell>
          <table:table-cell table:style-name="ce1" office:value-type="string" calcext:value-type="string">
            <text:p>Contenido Impartid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/09/2025</text:p>
          </table:table-cell>
          <table:table-cell table:style-name="ce5" office:value-type="string" calcext:value-type="string">
            <text:p>Introducción y Presentació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resentación del curso</text:p>
            <text:p>Introducción general a los sistemas operativos.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2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 Elementos Funcionales de un Sistema Informático</text:p>
            <text:p>2. La Arquitectura Von Neuman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5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 Sistemas de Representación de la Información, </text:p>
            <text:p>4. Procesos y sus Estad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9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 Estructura y Organización del Sistema de Archivos, </text:p>
            <text:p>6. Atributos de Archivos y Directori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2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. Permisos de Archivos y Directorios, </text:p>
            <text:p>8. Sistemas Transaccionales y Selección de Sistemas de Archiv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6/09/2025</text:p>
          </table:table-cell>
          <table:table-cell table:style-name="ce5" office:value-type="string" calcext:value-type="string">
            <text:p>01 Fundamentos S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9/09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 Funciones del Sistema Operativo, 2. Arquitectura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3/10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 Verificación de la Idoneidad del Hardware, 4. Selec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6/10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 Elaboración de un Plan de Instalación, 6. Configuración de Parámetros Básicos de la Instalació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10/10/2025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3/10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. Configuración de un Gestor de Arranque, 8. Incidencias de la Instalació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7/10/2025</text:p>
          </table:table-cell>
          <table:table-cell table:style-name="ce5" office:value-type="string" calcext:value-type="string">
            <text:p>02 Instalacion S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9. Normas de Utilización del Software (Licencias), 10. Actualiza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0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 Diferencia entre máquina real y máquina virtual, 2. Ventajas e inconvenientes de las máquinas virtua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4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 Instalación de software para la creación de máquinas virtuales, 4. Creación de máquinas virtua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7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 Configuración de máquinas virtuales, 6. Relación de la máquina virtual con el sistema operativo anfitrió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31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. Pruebas de rendimiento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3/11/2025</text:p>
          </table:table-cell>
          <table:table-cell table:style-name="ce5" office:value-type="string" calcext:value-type="string">
            <text:p>03 Virtualizacion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07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Interfaces de Usuario de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0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Preferencias de Configuración del Entorno Personal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4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Gestión de Sistemas de Archivos Específicos en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7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Métodos para la Recupera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1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Configuración para la Actualiza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4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6. Operaciones de Instalación/Desinstalación de Utilidad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8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Asistentes de Configur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1/12/2025</text:p>
          </table:table-cell>
          <table:table-cell table:style-name="ce5" office:value-type="string" calcext:value-type="string">
            <text:p>04 W ConfiguracionBasica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8. Automatización de Tarea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5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Estructura y organización del sistema de archivos en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8/12/2025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2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Atributos de archivos y directorios en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5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Permisos NTF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9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PowerShell para la gestión de archivos y directori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2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Uso de comodines en PowerShell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26/12/2025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29/12/2025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2/01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5/01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9/01/2026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2/01/2026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6/01/2026</text:p>
          </table:table-cell>
          <table:table-cell table:style-name="ce5" office:value-type="string" calcext:value-type="string">
            <text:p>05 W Gestion Archivos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9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Usuarios y Grupos, 2. Organización de Archiv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3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Procesos del Usuario, 4. Servici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6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Optimización de la Memoria Disponible, 6. Actividad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30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Optimización de los Dispositivos de Almacenamiento, 8. Recursos Compartib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2/02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9. Información y Configuración del Sistema Operativo, 10. Administración de tareas y Event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6/02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09/02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3/02/2026</text:p>
          </table:table-cell>
          <table:table-cell table:style-name="ce5" office:value-type="string" calcext:value-type="string">
            <text:p>06 Windows Administracion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6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Interfaces de Usuario de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0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Configuración del Entorn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3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Gestión de Sistemas de Archiv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7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Recuper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2/03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Actualiz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6/03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6. Instalación/Desinstalación de Utilidad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9/03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Asistentes de Configur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3/03/2026</text:p>
          </table:table-cell>
          <table:table-cell table:style-name="ce5" office:value-type="string" calcext:value-type="string">
            <text:p>07 Linux Configuracion Basica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8. Automatización de Tarea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6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Estructura y organización del sistema de archivos en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0/03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3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Atributos de archivos y directorios en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7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Comandos para la gestión de archivos y directori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30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Permisos en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3/04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6/04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10/04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13/04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7/04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0/04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4/04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7/04/2026</text:p>
          </table:table-cell>
          <table:table-cell table:style-name="ce5" office:value-type="string" calcext:value-type="string">
            <text:p>08 Linux Gestion Archivos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01/05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4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Usuarios y Grupos, 2. Organización de archiv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8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Procesos del usuario, 4. Servici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1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Optimización de la memoria, 6. Análisis de la actividad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5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Optimización de los dispositivos de almacenamiento, 8. Recursos compartib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8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9. Información de configuración del sistema operativo, 10. Administración de tareas y event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2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5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9/05/2026</text:p>
          </table:table-cell>
          <table:table-cell table:style-name="ce5" office:value-type="string" calcext:value-type="string">
            <text:p>09 Linux Administracion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9-11T18:42:08.606828472</dc:date>
    <meta:editing-duration>PT9M31S</meta:editing-duration>
    <meta:editing-cycles>2</meta:editing-cycles>
    <meta:generator>LibreOffice/6.4.7.2$Linux_X86_64 LibreOffice_project/40$Build-2</meta:generator>
    <meta:document-statistic meta:table-count="1" meta:cell-count="335" meta:object-count="0"/>
  </office:meta>
</office:document-meta>
</file>